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iragino Sans" svg:font-family="'Hiragino Sans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Hiragino Mincho ProN" svg:font-family="'Hiragino Mincho ProN'" style:font-family-generic="system" style:font-pitch="variable"/>
  </office:font-face-decls>
  <office:automatic-styles>
    <style:style style:name="co1" style:family="table-column">
      <style:table-column-properties fo:break-before="auto" style:column-width="25.51mm"/>
    </style:style>
    <style:style style:name="co2" style:family="table-column">
      <style:table-column-properties fo:break-before="auto" style:column-width="24.85mm"/>
    </style:style>
    <style:style style:name="co3" style:family="table-column">
      <style:table-column-properties fo:break-before="auto" style:column-width="17.67mm"/>
    </style:style>
    <style:style style:name="co4" style:family="table-column">
      <style:table-column-properties fo:break-before="auto" style:column-width="14.08mm"/>
    </style:style>
    <style:style style:name="co5" style:family="table-column">
      <style:table-column-properties fo:break-before="auto" style:column-width="22.9mm"/>
    </style:style>
    <style:style style:name="co6" style:family="table-column">
      <style:table-column-properties fo:break-before="auto" style:column-width="26.49mm"/>
    </style:style>
    <style:style style:name="co7" style:family="table-column">
      <style:table-column-properties fo:break-before="auto" style:column-width="33.67mm"/>
    </style:style>
    <style:style style:name="co8" style:family="table-column">
      <style:table-column-properties fo:break-before="auto" style:column-width="10.48mm"/>
    </style:style>
    <style:style style:name="co9" style:family="table-column">
      <style:table-column-properties fo:break-before="auto" style:column-width="21.25mm"/>
    </style:style>
    <style:style style:name="co10" style:family="table-column">
      <style:table-column-properties fo:break-before="auto" style:column-width="28.45mm"/>
    </style:style>
    <style:style style:name="co11" style:family="table-column">
      <style:table-column-properties fo:break-before="auto" style:column-width="90.21mm"/>
    </style:style>
    <style:style style:name="co12" style:family="table-column">
      <style:table-column-properties fo:break-before="auto" style:column-width="82.36mm"/>
    </style:style>
    <style:style style:name="co13" style:family="table-column">
      <style:table-column-properties fo:break-before="auto" style:column-width="22.58mm"/>
    </style:style>
    <style:style style:name="co14" style:family="table-column">
      <style:table-column-properties fo:break-before="auto" style:column-width="17.34mm"/>
    </style:style>
    <style:style style:name="co15" style:family="table-column">
      <style:table-column-properties fo:break-before="auto" style:column-width="14.73mm"/>
    </style:style>
    <style:style style:name="co16" style:family="table-column">
      <style:table-column-properties fo:break-before="auto" style:column-width="32.05mm"/>
    </style:style>
    <style:style style:name="co17" style:family="table-column">
      <style:table-column-properties fo:break-before="auto" style:column-width="22.24mm"/>
    </style:style>
    <style:style style:name="co18" style:family="table-column">
      <style:table-column-properties fo:break-before="auto" style:column-width="125.1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no-wrap" style:vertical-align="top"/>
      <style:text-properties style:font-name="Hiragino Sans" style:font-name-asian="Hiragino Sans"/>
    </style:style>
    <style:style style:name="ce2" style:family="table-cell" style:parent-style-name="Default" style:data-style-name="N111">
      <style:table-cell-properties fo:wrap-option="no-wrap" style:vertical-align="top"/>
      <style:text-properties style:font-name="Hiragino Sans" style:font-name-asian="Hiragino Sans"/>
    </style:style>
    <style:style style:name="ce7" style:family="table-cell" style:parent-style-name="Default">
      <style:text-properties style:font-name="Hiragino Sans" style:font-name-asian="Hiragino Sans"/>
    </style:style>
    <style:style style:name="ce8" style:family="table-cell" style:parent-style-name="Default" style:data-style-name="N112">
      <style:text-properties style:font-name="Hiragino Sans" style:font-name-asian="Hiragino Sans"/>
    </style:style>
  </office:automatic-styles>
  <office:body>
    <office:spreadsheet>
      <table:calculation-settings table:automatic-find-labels="false" table:use-regular-expressions="false" table:use-wildcards="true"/>
      <table:table table:name="国内の状況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8" table:default-cell-style-name="ce1"/>
        <table:table-column table:style-name="co4" table:default-cell-style-name="ce1"/>
        <table:table-column table:style-name="co9" table:default-cell-style-name="ce1"/>
        <table:table-column table:style-name="co8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number-columns-repeated="1008" table:default-cell-style-name="ce1"/>
        <table:table-row table:style-name="ro1">
          <table:table-cell office:value-type="string" calcext:value-type="string">
            <text:p>日付</text:p>
          </table:table-cell>
          <table:table-cell office:value-type="string" calcext:value-type="string">
            <text:p>分類</text:p>
          </table:table-cell>
          <table:table-cell office:value-type="string" calcext:value-type="string">
            <text:p>検査人数</text:p>
          </table:table-cell>
          <table:table-cell office:value-type="string" calcext:value-type="string">
            <text:p>無症状</text:p>
          </table:table-cell>
          <table:table-cell office:value-type="string" calcext:value-type="string">
            <text:p>無症状/退院</text:p>
          </table:table-cell>
          <table:table-cell office:value-type="string" calcext:value-type="string">
            <text:p>無症状/入院中</text:p>
          </table:table-cell>
          <table:table-cell office:value-type="string" calcext:value-type="string">
            <text:p>無症状/入院待機中</text:p>
          </table:table-cell>
          <table:table-cell office:value-type="string" calcext:value-type="string">
            <text:p>退院</text:p>
          </table:table-cell>
          <table:table-cell office:value-type="string" calcext:value-type="string">
            <text:p>軽〜中等症</text:p>
          </table:table-cell>
          <table:table-cell office:value-type="string" calcext:value-type="string">
            <text:p>重症</text:p>
          </table:table-cell>
          <table:table-cell office:value-type="string" calcext:value-type="string">
            <text:p>確認中</text:p>
          </table:table-cell>
          <table:table-cell office:value-type="string" calcext:value-type="string">
            <text:p>入院待機中</text:p>
          </table:table-cell>
          <table:table-cell office:value-type="string" calcext:value-type="string">
            <text:p>死亡</text:p>
          </table:table-cell>
          <table:table-cell office:value-type="string" calcext:value-type="string">
            <text:p>症状有無確認中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備考</text:p>
          </table:table-cell>
          <table:table-cell table:number-columns-repeated="1008"/>
        </table:table-row>
        <table:table-row table:style-name="ro1">
          <table:table-cell table:style-name="ce2" office:value-type="date" office:date-value="2020-02-17T12:00:00" calcext:value-type="date">
            <text:p>2月17日12時</text:p>
          </table:table-cell>
          <table:table-cell office:value-type="string" calcext:value-type="string">
            <text:p>国内事例</text:p>
          </table:table-cell>
          <table:table-cell office:value-type="float" office:value="487" calcext:value-type="float">
            <text:p>487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mhlw.go.jp/stf/newpage_09571.html" xlink:type="simple">https://www.mhlw.go.jp/stf/newpage_09571.html</text:a>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20-02-17T12:00:00" calcext:value-type="date">
            <text:p>2月17日12時</text:p>
          </table:table-cell>
          <table:table-cell office:value-type="string" calcext:value-type="string">
            <text:p>チャーター便</text:p>
          </table:table-cell>
          <table:table-cell office:value-type="float" office:value="764" calcext:value-type="float">
            <text:p>764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<text:a xlink:href="https://www.mhlw.go.jp/stf/newpage_09571.html" xlink:type="simple">https://www.mhlw.go.jp/stf/newpage_09571.html</text:a>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20-02-18T12:00:00" calcext:value-type="date">
            <text:p>2月18日12時</text:p>
          </table:table-cell>
          <table:table-cell office:value-type="string" calcext:value-type="string">
            <text:p>国内事例</text:p>
          </table:table-cell>
          <table:table-cell office:value-type="float" office:value="523" calcext:value-type="float">
            <text:p>523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mhlw.go.jp/stf/newpage_09605.html" xlink:type="simple">https://www.mhlw.go.jp/stf/newpage_09605.html</text:a>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20-02-18T12:00:00" calcext:value-type="date">
            <text:p>2月18日12時</text:p>
          </table:table-cell>
          <table:table-cell office:value-type="string" calcext:value-type="string">
            <text:p>チャーター便</text:p>
          </table:table-cell>
          <table:table-cell office:value-type="float" office:value="764" calcext:value-type="float">
            <text:p>764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<text:a xlink:href="https://www.mhlw.go.jp/stf/newpage_09605.html" xlink:type="simple">https://www.mhlw.go.jp/stf/newpage_09605.html</text:a>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20-02-19T12:00:00" calcext:value-type="date">
            <text:p>2月19日12時</text:p>
          </table:table-cell>
          <table:table-cell office:value-type="string" calcext:value-type="string">
            <text:p>国内事例</text:p>
          </table:table-cell>
          <table:table-cell office:value-type="float" office:value="532" calcext:value-type="float">
            <text:p>532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mhlw.go.jp/stf/newpage_09637.html" xlink:type="simple">https://www.mhlw.go.jp/stf/newpage_09637.html</text:a>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20-02-19T12:00:00" calcext:value-type="date">
            <text:p>2月19日12時</text:p>
          </table:table-cell>
          <table:table-cell office:value-type="string" calcext:value-type="string">
            <text:p>チャーター便</text:p>
          </table:table-cell>
          <table:table-cell office:value-type="float" office:value="764" calcext:value-type="float">
            <text:p>764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<text:a xlink:href="https://www.mhlw.go.jp/stf/newpage_09637.html" xlink:type="simple">https://www.mhlw.go.jp/stf/newpage_09637.html</text:a>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20-02-20T12:00:00" calcext:value-type="date">
            <text:p>2月20日12時</text:p>
          </table:table-cell>
          <table:table-cell office:value-type="string" calcext:value-type="string">
            <text:p>国内事例</text:p>
          </table:table-cell>
          <table:table-cell office:value-type="float" office:value="603" calcext:value-type="float">
            <text:p>603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mhlw.go.jp/stf/newpage_09670.html" xlink:type="simple">https://www.mhlw.go.jp/stf/newpage_09670.html</text:a>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20-02-20T12:00:00" calcext:value-type="date">
            <text:p>2月20日12時</text:p>
          </table:table-cell>
          <table:table-cell office:value-type="string" calcext:value-type="string">
            <text:p>チャーター便</text:p>
          </table:table-cell>
          <table:table-cell office:value-type="float" office:value="829" calcext:value-type="float">
            <text:p>829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<text:a xlink:href="https://www.mhlw.go.jp/stf/newpage_09670.html" xlink:type="simple">https://www.mhlw.go.jp/stf/newpage_09670.html</text:a>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20-02-21T12:00:00" calcext:value-type="date">
            <text:p>2月21日12時</text:p>
          </table:table-cell>
          <table:table-cell office:value-type="string" calcext:value-type="string">
            <text:p>国内事例</text:p>
          </table:table-cell>
          <table:table-cell office:value-type="float" office:value="693" calcext:value-type="float">
            <text:p>693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mhlw.go.jp/stf/newpage_09690.html" xlink:type="simple">https://www.mhlw.go.jp/stf/newpage_09690.html</text:a>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20-02-21T12:00:00" calcext:value-type="date">
            <text:p>2月21日12時</text:p>
          </table:table-cell>
          <table:table-cell office:value-type="string" calcext:value-type="string">
            <text:p>チャーター便</text:p>
          </table:table-cell>
          <table:table-cell office:value-type="float" office:value="829" calcext:value-type="float">
            <text:p>829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<text:a xlink:href="https://www.mhlw.go.jp/stf/newpage_09690.html" xlink:type="simple">https://www.mhlw.go.jp/stf/newpage_09690.html</text:a>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20-02-22T12:00:00" calcext:value-type="date">
            <text:p>2月22日12時</text:p>
          </table:table-cell>
          <table:table-cell office:value-type="string" calcext:value-type="string">
            <text:p>国内事例</text:p>
          </table:table-cell>
          <table:table-cell office:value-type="float" office:value="778" calcext:value-type="float">
            <text:p>778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mhlw.go.jp/stf/newpage_09718.html" xlink:type="simple">https://www.mhlw.go.jp/stf/newpage_09718.html</text:a>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20-02-22T12:00:00" calcext:value-type="date">
            <text:p>2月22日12時</text:p>
          </table:table-cell>
          <table:table-cell office:value-type="string" calcext:value-type="string">
            <text:p>チャーター便</text:p>
          </table:table-cell>
          <table:table-cell office:value-type="float" office:value="829" calcext:value-type="float">
            <text:p>829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<text:a xlink:href="https://www.mhlw.go.jp/stf/newpage_09718.html" xlink:type="simple">https://www.mhlw.go.jp/stf/newpage_09718.html</text:a>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20-02-23T12:00:00" calcext:value-type="date">
            <text:p>2月23日12時</text:p>
          </table:table-cell>
          <table:table-cell office:value-type="string" calcext:value-type="string">
            <text:p>国内事例</text:p>
          </table:table-cell>
          <table:table-cell office:value-type="float" office:value="874" calcext:value-type="float">
            <text:p>874</text:p>
          </table:table-cell>
          <table:table-cell table:formula="of:=SUM([.E14:.F14])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mhlw.go.jp/stf/newpage_09724.html" xlink:type="simple">https://www.mhlw.go.jp/stf/newpage_09724.html</text:a>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20-02-23T12:00:00" calcext:value-type="date">
            <text:p>2月23日12時</text:p>
          </table:table-cell>
          <table:table-cell office:value-type="string" calcext:value-type="string">
            <text:p>チャーター便</text:p>
          </table:table-cell>
          <table:table-cell office:value-type="float" office:value="829" calcext:value-type="float">
            <text:p>829</text:p>
          </table:table-cell>
          <table:table-cell table:formula="of:=SUM([.E15:.F15]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<text:a xlink:href="https://www.mhlw.go.jp/stf/newpage_09724.html" xlink:type="simple">https://www.mhlw.go.jp/stf/newpage_09724.html</text:a>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20-02-24T12:00:00" calcext:value-type="date">
            <text:p>2月24日12時</text:p>
          </table:table-cell>
          <table:table-cell office:value-type="string" calcext:value-type="string">
            <text:p>国内事例</text:p>
          </table:table-cell>
          <table:table-cell office:value-type="float" office:value="913" calcext:value-type="float">
            <text:p>913</text:p>
          </table:table-cell>
          <table:table-cell table:formula="of:=SUM([.E16:.F16])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52" calcext:value-type="float">
            <text:p>52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mhlw.go.jp/stf/newpage_09754.html" xlink:type="simple">https://www.mhlw.go.jp/stf/newpage_09754.html</text:a>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20-02-24T12:00:00" calcext:value-type="date">
            <text:p>2月24日12時</text:p>
          </table:table-cell>
          <table:table-cell office:value-type="string" calcext:value-type="string">
            <text:p>チャーター便</text:p>
          </table:table-cell>
          <table:table-cell office:value-type="float" office:value="829" calcext:value-type="float">
            <text:p>829</text:p>
          </table:table-cell>
          <table:table-cell table:formula="of:=SUM([.E17:.F17]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<text:a xlink:href="https://www.mhlw.go.jp/stf/newpage_09754.html" xlink:type="simple">https://www.mhlw.go.jp/stf/newpage_09754.html</text:a>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20-02-25T12:00:00" calcext:value-type="date">
            <text:p>2月25日12時</text:p>
          </table:table-cell>
          <table:table-cell office:value-type="string" calcext:value-type="string">
            <text:p>国内事例</text:p>
          </table:table-cell>
          <table:table-cell office:value-type="float" office:value="1017" calcext:value-type="float">
            <text:p>1017</text:p>
          </table:table-cell>
          <table:table-cell table:formula="of:=SUM([.E18:.F18])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office:value-type="float" office:value="38" calcext:value-type="float">
            <text:p>3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a xlink:href="https://www.mhlw.go.jp/stf/newpage_09747.html" xlink:type="simple">https://www.mhlw.go.jp/stf/newpage_09747.html</text:a></text:p>
          </table:table-cell>
          <table:table-cell office:value-type="string" calcext:value-type="string">
            <text:p>症状有無確認中を含めると数表の計算が合わない</text:p>
          </table:table-cell>
          <table:table-cell table:number-columns-repeated="1008"/>
        </table:table-row>
        <table:table-row table:style-name="ro1">
          <table:table-cell table:style-name="ce2" office:value-type="date" office:date-value="2020-02-25T12:00:00" calcext:value-type="date">
            <text:p>2月25日12時</text:p>
          </table:table-cell>
          <table:table-cell office:value-type="string" calcext:value-type="string">
            <text:p>チャーター便</text:p>
          </table:table-cell>
          <table:table-cell office:value-type="float" office:value="829" calcext:value-type="float">
            <text:p>829</text:p>
          </table:table-cell>
          <table:table-cell table:formula="of:=SUM([.E19:.F19]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a xlink:href="https://www.mhlw.go.jp/stf/newpage_09747.html" xlink:type="simple">https://www.mhlw.go.jp/stf/newpage_09747.html</text:a>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20-02-26T12:00:00" calcext:value-type="date">
            <text:p>2月26日12時</text:p>
          </table:table-cell>
          <table:table-cell office:value-type="string" calcext:value-type="string">
            <text:p>国内事例</text:p>
          </table:table-cell>
          <table:table-cell office:value-type="float" office:value="1061" calcext:value-type="float">
            <text:p>1061</text:p>
          </table:table-cell>
          <table:table-cell table:formula="of:=SUM([.E20:.F20])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63" calcext:value-type="float">
            <text:p>63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www.mhlw.go.jp/stf/newpage_09770.html" xlink:type="simple">https://www.mhlw.go.jp/stf/newpage_09770.html</text:a>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20-02-26T12:00:00" calcext:value-type="date">
            <text:p>2月26日12時</text:p>
          </table:table-cell>
          <table:table-cell office:value-type="string" calcext:value-type="string">
            <text:p>チャーター便</text:p>
          </table:table-cell>
          <table:table-cell office:value-type="float" office:value="829" calcext:value-type="float">
            <text:p>829</text:p>
          </table:table-cell>
          <table:table-cell table:formula="of:=SUM([.E21:.F21]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a xlink:href="https://www.mhlw.go.jp/stf/newpage_09770.html" xlink:type="simple">https://www.mhlw.go.jp/stf/newpage_09770.html</text:a>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20-02-27T12:00:00" calcext:value-type="date">
            <text:p>2月27日12時</text:p>
          </table:table-cell>
          <table:table-cell office:value-type="string" calcext:value-type="string">
            <text:p>国内事例</text:p>
          </table:table-cell>
          <table:table-cell office:value-type="float" office:value="1229" calcext:value-type="float">
            <text:p>1229</text:p>
          </table:table-cell>
          <table:table-cell table:formula="of:=SUM([.E22:.F22])"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60" calcext:value-type="float">
            <text:p>60</text:p>
          </table:table-cell>
          <table:table-cell office:value-type="float" office:value="16" calcext:value-type="float">
            <text:p>16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www.mhlw.go.jp/stf/newpage_09815.html" xlink:type="simple">https://www.mhlw.go.jp/stf/newpage_09815.html</text:a>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20-02-27T12:00:00" calcext:value-type="date">
            <text:p>2月27日12時</text:p>
          </table:table-cell>
          <table:table-cell office:value-type="string" calcext:value-type="string">
            <text:p>チャーター便</text:p>
          </table:table-cell>
          <table:table-cell office:value-type="float" office:value="829" calcext:value-type="float">
            <text:p>829</text:p>
          </table:table-cell>
          <table:table-cell table:formula="of:=SUM([.E23:.F23])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a xlink:href="https://www.mhlw.go.jp/stf/newpage_09815.html" xlink:type="simple">https://www.mhlw.go.jp/stf/newpage_09815.html</text:a>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20-02-28T12:00:00" calcext:value-type="date">
            <text:p>2月28日12時</text:p>
          </table:table-cell>
          <table:table-cell office:value-type="string" calcext:value-type="string">
            <text:p>国内事例</text:p>
          </table:table-cell>
          <table:table-cell office:value-type="float" office:value="1380" calcext:value-type="float">
            <text:p>1380</text:p>
          </table:table-cell>
          <table:table-cell table:formula="of:=SUM([.E24:.F24])"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73" calcext:value-type="float">
            <text:p>73</text:p>
          </table:table-cell>
          <table:table-cell office:value-type="float" office:value="20" calcext:value-type="float">
            <text:p>20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www.mhlw.go.jp/stf/newpage_09849.html" xlink:type="simple">https://www.mhlw.go.jp/stf/newpage_09849.html</text:a>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20-02-28T12:00:00" calcext:value-type="date">
            <text:p>2月28日12時</text:p>
          </table:table-cell>
          <table:table-cell office:value-type="string" calcext:value-type="string">
            <text:p>チャーター便</text:p>
          </table:table-cell>
          <table:table-cell office:value-type="float" office:value="829" calcext:value-type="float">
            <text:p>829</text:p>
          </table:table-cell>
          <table:table-cell table:formula="of:=SUM([.E25:.F25])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a xlink:href="https://www.mhlw.go.jp/stf/newpage_09849.html" xlink:type="simple">https://www.mhlw.go.jp/stf/newpage_09849.html</text:a>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20-02-29T12:00:00" calcext:value-type="date">
            <text:p>2月29日12時</text:p>
          </table:table-cell>
          <table:table-cell office:value-type="string" calcext:value-type="string">
            <text:p>国内事例</text:p>
          </table:table-cell>
          <table:table-cell table:style-name="ce7" office:value-type="float" office:value="1510" calcext:value-type="float">
            <text:p>1510</text:p>
          </table:table-cell>
          <table:table-cell table:formula="of:=SUM([.E26:.F26])" office:value-type="float" office:value="18" calcext:value-type="float">
            <text:p>18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4" calcext:value-type="float">
            <text:p>14</text:p>
          </table:table-cell>
          <table:table-cell table:style-name="ce7"/>
          <table:table-cell table:style-name="ce7" office:value-type="float" office:value="27" calcext:value-type="float">
            <text:p>27</text:p>
          </table:table-cell>
          <table:table-cell table:style-name="ce7" office:value-type="float" office:value="82" calcext:value-type="float">
            <text:p>82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58" calcext:value-type="float">
            <text:p>58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<text:a xlink:href="https://www.mhlw.go.jp/stf/newpage_09860.html" xlink:type="simple">https://www.mhlw.go.jp/stf/newpage_09860.html</text:a></text:p>
          </table:table-cell>
          <table:table-cell table:style-name="ce7" table:number-columns-repeated="1009"/>
        </table:table-row>
        <table:table-row table:style-name="ro1">
          <table:table-cell table:style-name="ce2" office:value-type="date" office:date-value="2020-02-29T12:00:00" calcext:value-type="date">
            <text:p>2月29日12時</text:p>
          </table:table-cell>
          <table:table-cell office:value-type="string" calcext:value-type="string">
            <text:p>チャーター便</text:p>
          </table:table-cell>
          <table:table-cell table:style-name="ce7" office:value-type="float" office:value="829" calcext:value-type="float">
            <text:p>829</text:p>
          </table:table-cell>
          <table:table-cell table:formula="of:=SUM([.E27:.F27])" office:value-type="float" office:value="4" calcext:value-type="float">
            <text:p>4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7" office:value-type="float" office:value="7" calcext:value-type="float">
            <text:p>7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<text:a xlink:href="https://www.mhlw.go.jp/stf/newpage_09860.html" xlink:type="simple">https://www.mhlw.go.jp/stf/newpage_09860.html</text:a></text:p>
          </table:table-cell>
          <table:table-cell table:style-name="ce7" table:number-columns-repeated="1009"/>
        </table:table-row>
        <table:table-row table:style-name="ro1">
          <table:table-cell table:style-name="ce2" office:value-type="date" office:date-value="2020-03-01T12:00:00" calcext:value-type="date">
            <text:p>3月1日12時</text:p>
          </table:table-cell>
          <table:table-cell office:value-type="string" calcext:value-type="string">
            <text:p>国内事例</text:p>
          </table:table-cell>
          <table:table-cell office:value-type="float" office:value="1688" calcext:value-type="float">
            <text:p>1688</text:p>
          </table:table-cell>
          <table:table-cell table:formula="of:=SUM([.E28:.F28])"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90" calcext:value-type="float">
            <text:p>90</text:p>
          </table:table-cell>
          <table:table-cell office:value-type="float" office:value="23" calcext:value-type="float">
            <text:p>23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www.mhlw.go.jp/stf/newpage_09863.html" xlink:type="simple">https://www.mhlw.go.jp/stf/newpage_09863.html</text:a>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20-03-01T12:00:00" calcext:value-type="date">
            <text:p>3月1日12時</text:p>
          </table:table-cell>
          <table:table-cell office:value-type="string" calcext:value-type="string">
            <text:p>チャーター便</text:p>
          </table:table-cell>
          <table:table-cell office:value-type="float" office:value="829" calcext:value-type="float">
            <text:p>829</text:p>
          </table:table-cell>
          <table:table-cell table:formula="of:=SUM([.E29:.F29])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<text:a xlink:href="https://www.mhlw.go.jp/stf/newpage_09863.html" xlink:type="simple">https://www.mhlw.go.jp/stf/newpage_09863.html</text:a>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20-03-02T12:00:00" calcext:value-type="date">
            <text:p>3月2日12時</text:p>
          </table:table-cell>
          <table:table-cell office:value-type="string" calcext:value-type="string">
            <text:p>国内事例</text:p>
          </table:table-cell>
          <table:table-cell office:value-type="float" office:value="1784" calcext:value-type="float">
            <text:p>1784</text:p>
          </table:table-cell>
          <table:table-cell table:formula="of:=SUM([.E30:.F30])"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95" calcext:value-type="float">
            <text:p>95</text:p>
          </table:table-cell>
          <table:table-cell office:value-type="float" office:value="23" calcext:value-type="float">
            <text:p>2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www.mhlw.go.jp/stf/newpage_09889.html" xlink:type="simple">https://www.mhlw.go.jp/stf/newpage_09889.html</text:a>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20-03-02T12:00:00" calcext:value-type="date">
            <text:p>3月2日12時</text:p>
          </table:table-cell>
          <table:table-cell office:value-type="string" calcext:value-type="string">
            <text:p>チャーター便</text:p>
          </table:table-cell>
          <table:table-cell office:value-type="float" office:value="829" calcext:value-type="float">
            <text:p>829</text:p>
          </table:table-cell>
          <table:table-cell table:formula="of:=SUM([.E31:.F31])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<text:a xlink:href="https://www.mhlw.go.jp/stf/newpage_09889.html" xlink:type="simple">https://www.mhlw.go.jp/stf/newpage_09889.html</text:a>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20-03-03T12:00:00" calcext:value-type="date">
            <text:p>3月3日12時</text:p>
          </table:table-cell>
          <table:table-cell office:value-type="string" calcext:value-type="string">
            <text:p>国内事例</text:p>
          </table:table-cell>
          <table:table-cell office:value-type="float" office:value="1855" calcext:value-type="float">
            <text:p>1855</text:p>
          </table:table-cell>
          <table:table-cell table:formula="of:=SUM([.E32:.G32])"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98" calcext:value-type="float">
            <text:p>98</text:p>
          </table:table-cell>
          <table:table-cell office:value-type="float" office:value="24" calcext:value-type="float">
            <text:p>24</text:p>
          </table:table-cell>
          <table:table-cell office:value-type="float" office:value="65" calcext:value-type="float">
            <text:p>6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www.mhlw.go.jp/stf/newpage_09925.html" xlink:type="simple">https://www.mhlw.go.jp/stf/newpage_09925.html</text:a>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20-03-03T12:00:00" calcext:value-type="date">
            <text:p>3月3日12時</text:p>
          </table:table-cell>
          <table:table-cell office:value-type="string" calcext:value-type="string">
            <text:p>チャーター便</text:p>
          </table:table-cell>
          <table:table-cell office:value-type="float" office:value="829" calcext:value-type="float">
            <text:p>829</text:p>
          </table:table-cell>
          <table:table-cell table:formula="of:=SUM([.E33:.G33])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<text:a xlink:href="https://www.mhlw.go.jp/stf/newpage_09925.html" xlink:type="simple">https://www.mhlw.go.jp/stf/newpage_09925.html</text:a>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20-03-04T12:00:00" calcext:value-type="date">
            <text:p>3月4日12時</text:p>
          </table:table-cell>
          <table:table-cell office:value-type="string" calcext:value-type="string">
            <text:p>国内事例</text:p>
          </table:table-cell>
          <table:table-cell office:value-type="float" office:value="5690" calcext:value-type="float">
            <text:p>5690</text:p>
          </table:table-cell>
          <table:table-cell table:formula="of:=SUM([.E34:.G34])"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100" calcext:value-type="float">
            <text:p>100</text:p>
          </table:table-cell>
          <table:table-cell office:value-type="float" office:value="24" calcext:value-type="float">
            <text:p>24</text:p>
          </table:table-cell>
          <table:table-cell office:value-type="float" office:value="78" calcext:value-type="float">
            <text:p>7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www.mhlw.go.jp/stf/newpage_09964.html" xlink:type="simple">https://www.mhlw.go.jp/stf/newpage_09964.html</text:a>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20-03-04T12:00:00" calcext:value-type="date">
            <text:p>3月4日12時</text:p>
          </table:table-cell>
          <table:table-cell office:value-type="string" calcext:value-type="string">
            <text:p>チャーター便</text:p>
          </table:table-cell>
          <table:table-cell office:value-type="float" office:value="829" calcext:value-type="float">
            <text:p>829</text:p>
          </table:table-cell>
          <table:table-cell table:formula="of:=SUM([.E35:.G35])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<text:a xlink:href="https://www.mhlw.go.jp/stf/newpage_09964.html" xlink:type="simple">https://www.mhlw.go.jp/stf/newpage_09964.html</text:a>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20-03-05T12:00:00" calcext:value-type="date">
            <text:p>3月5日12時</text:p>
          </table:table-cell>
          <table:table-cell office:value-type="string" calcext:value-type="string">
            <text:p>国内事例</text:p>
          </table:table-cell>
          <table:table-cell office:value-type="float" office:value="5948" calcext:value-type="float">
            <text:p>5948</text:p>
          </table:table-cell>
          <table:table-cell table:formula="of:=SUM([.E36:.G36])"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office:value-type="float" office:value="102" calcext:value-type="float">
            <text:p>102</text:p>
          </table:table-cell>
          <table:table-cell office:value-type="float" office:value="27" calcext:value-type="float">
            <text:p>27</text:p>
          </table:table-cell>
          <table:table-cell office:value-type="float" office:value="102" calcext:value-type="float">
            <text:p>10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www.mhlw.go.jp/stf/newpage_09993.html" xlink:type="simple">https://www.mhlw.go.jp/stf/newpage_09993.html</text:a>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20-03-05T12:00:00" calcext:value-type="date">
            <text:p>3月5日12時</text:p>
          </table:table-cell>
          <table:table-cell office:value-type="string" calcext:value-type="string">
            <text:p>チャーター便</text:p>
          </table:table-cell>
          <table:table-cell office:value-type="float" office:value="829" calcext:value-type="float">
            <text:p>829</text:p>
          </table:table-cell>
          <table:table-cell table:formula="of:=SUM([.E37:.G37])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<text:a xlink:href="https://www.mhlw.go.jp/stf/newpage_09993.html" xlink:type="simple">https://www.mhlw.go.jp/stf/newpage_09993.html</text:a>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20-03-06T12:00:00" calcext:value-type="date">
            <text:p>3月6日12時</text:p>
          </table:table-cell>
          <table:table-cell office:value-type="string" calcext:value-type="string">
            <text:p>国内事例</text:p>
          </table:table-cell>
          <table:table-cell office:value-type="float" office:value="6647" calcext:value-type="float">
            <text:p>6647</text:p>
          </table:table-cell>
          <table:table-cell table:formula="of:=SUM([.E38:.G38])"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float" office:value="139" calcext:value-type="float">
            <text:p>139</text:p>
          </table:table-cell>
          <table:table-cell office:value-type="float" office:value="30" calcext:value-type="float">
            <text:p>30</text:p>
          </table:table-cell>
          <table:table-cell office:value-type="float" office:value="68" calcext:value-type="float">
            <text:p>68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www.mhlw.go.jp/stf/newpage_10022.html" xlink:type="simple">https://www.mhlw.go.jp/stf/newpage_10022.html</text:a>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20-03-06T12:00:00" calcext:value-type="date">
            <text:p>3月6日12時</text:p>
          </table:table-cell>
          <table:table-cell office:value-type="string" calcext:value-type="string">
            <text:p>チャーター便</text:p>
          </table:table-cell>
          <table:table-cell office:value-type="float" office:value="829" calcext:value-type="float">
            <text:p>829</text:p>
          </table:table-cell>
          <table:table-cell table:formula="of:=SUM([.E39:.G39])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<text:a xlink:href="https://www.mhlw.go.jp/stf/newpage_10022.html" xlink:type="simple">https://www.mhlw.go.jp/stf/newpage_10022.html</text:a>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20-03-07T12:00:00" calcext:value-type="date">
            <text:p>3月7日12時</text:p>
          </table:table-cell>
          <table:table-cell office:value-type="string" calcext:value-type="string">
            <text:p>国内事例</text:p>
          </table:table-cell>
          <table:table-cell office:value-type="float" office:value="7200" calcext:value-type="float">
            <text:p>7200</text:p>
          </table:table-cell>
          <table:table-cell table:formula="of:=SUM([.E40:.G40])"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53" calcext:value-type="float">
            <text:p>53</text:p>
          </table:table-cell>
          <table:table-cell office:value-type="float" office:value="176" calcext:value-type="float">
            <text:p>176</text:p>
          </table:table-cell>
          <table:table-cell office:value-type="float" office:value="28" calcext:value-type="float">
            <text:p>28</text:p>
          </table:table-cell>
          <table:table-cell office:value-type="float" office:value="82" calcext:value-type="float">
            <text:p>8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www.mhlw.go.jp/stf/newpage_10028.html" xlink:type="simple">https://www.mhlw.go.jp/stf/newpage_10028.html</text:a>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20-03-07T12:00:00" calcext:value-type="date">
            <text:p>3月7日12時</text:p>
          </table:table-cell>
          <table:table-cell office:value-type="string" calcext:value-type="string">
            <text:p>チャーター便</text:p>
          </table:table-cell>
          <table:table-cell office:value-type="float" office:value="829" calcext:value-type="float">
            <text:p>829</text:p>
          </table:table-cell>
          <table:table-cell table:formula="of:=SUM([.E41:.G41])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<text:a xlink:href="https://www.mhlw.go.jp/stf/newpage_10028.html" xlink:type="simple">https://www.mhlw.go.jp/stf/newpage_10028.html</text:a>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20-03-08T12:00:00" calcext:value-type="date">
            <text:p>3月8日12時</text:p>
          </table:table-cell>
          <table:table-cell office:value-type="string" calcext:value-type="string">
            <text:p>国内事例</text:p>
          </table:table-cell>
          <table:table-cell office:value-type="float" office:value="7347" calcext:value-type="float">
            <text:p>7347</text:p>
          </table:table-cell>
          <table:table-cell table:formula="of:=SUM([.E42:.G42])"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57" calcext:value-type="float">
            <text:p>57</text:p>
          </table:table-cell>
          <table:table-cell office:value-type="float" office:value="193" calcext:value-type="float">
            <text:p>193</text:p>
          </table:table-cell>
          <table:table-cell office:value-type="float" office:value="27" calcext:value-type="float">
            <text:p>27</text:p>
          </table:table-cell>
          <table:table-cell office:value-type="float" office:value="102" calcext:value-type="float">
            <text:p>102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www.mhlw.go.jp/stf/newpage_10032.html" xlink:type="simple">https://www.mhlw.go.jp/stf/newpage_10032.html</text:a>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20-03-08T12:00:00" calcext:value-type="date">
            <text:p>3月8日12時</text:p>
          </table:table-cell>
          <table:table-cell office:value-type="string" calcext:value-type="string">
            <text:p>チャーター便</text:p>
          </table:table-cell>
          <table:table-cell office:value-type="float" office:value="829" calcext:value-type="float">
            <text:p>829</text:p>
          </table:table-cell>
          <table:table-cell table:formula="of:=SUM([.E43:.G43])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<text:a xlink:href="https://www.mhlw.go.jp/stf/newpage_10032.html" xlink:type="simple">https://www.mhlw.go.jp/stf/newpage_10032.html</text:a>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20-03-09T12:00:00" calcext:value-type="date">
            <text:p>3月9日12時</text:p>
          </table:table-cell>
          <table:table-cell office:value-type="string" calcext:value-type="string">
            <text:p>国内事例</text:p>
          </table:table-cell>
          <table:table-cell office:value-type="float" office:value="7457" calcext:value-type="float">
            <text:p>7457</text:p>
          </table:table-cell>
          <table:table-cell table:formula="of:=SUM([.E44:.G44])" office:value-type="float" office:value="45" calcext:value-type="float">
            <text:p>45</text:p>
          </table:table-cell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77" calcext:value-type="float">
            <text:p>77</text:p>
          </table:table-cell>
          <table:table-cell office:value-type="float" office:value="179" calcext:value-type="float">
            <text:p>179</text:p>
          </table:table-cell>
          <table:table-cell office:value-type="float" office:value="33" calcext:value-type="float">
            <text:p>33</text:p>
          </table:table-cell>
          <table:table-cell office:value-type="float" office:value="121" calcext:value-type="float">
            <text:p>12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www.mhlw.go.jp/stf/newpage_10062.html" xlink:type="simple">https://www.mhlw.go.jp/stf/newpage_10062.html</text:a>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20-03-09T12:00:00" calcext:value-type="date">
            <text:p>3月9日12時</text:p>
          </table:table-cell>
          <table:table-cell office:value-type="string" calcext:value-type="string">
            <text:p>チャーター便</text:p>
          </table:table-cell>
          <table:table-cell office:value-type="float" office:value="829" calcext:value-type="float">
            <text:p>829</text:p>
          </table:table-cell>
          <table:table-cell table:formula="of:=SUM([.E45:.G45])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<text:a xlink:href="https://www.mhlw.go.jp/stf/newpage_10062.html" xlink:type="simple">https://www.mhlw.go.jp/stf/newpage_10062.html</text:a>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20-03-10T12:00:00" calcext:value-type="date">
            <text:p>3月10日12時</text:p>
          </table:table-cell>
          <table:table-cell office:value-type="string" calcext:value-type="string">
            <text:p>国内事例</text:p>
          </table:table-cell>
          <table:table-cell office:value-type="float" office:value="8771" calcext:value-type="float">
            <text:p>8771</text:p>
          </table:table-cell>
          <table:table-cell table:formula="of:=SUM([.E46:.G46])"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77" calcext:value-type="float">
            <text:p>77</text:p>
          </table:table-cell>
          <table:table-cell office:value-type="float" office:value="196" calcext:value-type="float">
            <text:p>196</text:p>
          </table:table-cell>
          <table:table-cell office:value-type="float" office:value="31" calcext:value-type="float">
            <text:p>31</text:p>
          </table:table-cell>
          <table:table-cell office:value-type="float" office:value="120" calcext:value-type="float">
            <text:p>120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www.mhlw.go.jp/stf/newpage_10094.html" xlink:type="simple">https://www.mhlw.go.jp/stf/newpage_10094.html</text:a>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20-03-10T12:00:00" calcext:value-type="date">
            <text:p>3月10日12時</text:p>
          </table:table-cell>
          <table:table-cell office:value-type="string" calcext:value-type="string">
            <text:p>チャーター便</text:p>
          </table:table-cell>
          <table:table-cell office:value-type="float" office:value="829" calcext:value-type="float">
            <text:p>829</text:p>
          </table:table-cell>
          <table:table-cell table:formula="of:=SUM([.E47:.G47])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<text:a xlink:href="https://www.mhlw.go.jp/stf/newpage_10094.html" xlink:type="simple">https://www.mhlw.go.jp/stf/newpage_10094.html</text:a>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20-03-11T12:00:00" calcext:value-type="date">
            <text:p>3月11日12時</text:p>
          </table:table-cell>
          <table:table-cell office:value-type="string" calcext:value-type="string">
            <text:p>国内事例</text:p>
          </table:table-cell>
          <table:table-cell office:value-type="float" office:value="9195" calcext:value-type="float">
            <text:p>9195</text:p>
          </table:table-cell>
          <table:table-cell table:formula="of:=SUM([.E48:.G48])"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88" calcext:value-type="float">
            <text:p>88</text:p>
          </table:table-cell>
          <table:table-cell office:value-type="float" office:value="194" calcext:value-type="float">
            <text:p>194</text:p>
          </table:table-cell>
          <table:table-cell office:value-type="float" office:value="26" calcext:value-type="float">
            <text:p>26</text:p>
          </table:table-cell>
          <table:table-cell office:value-type="float" office:value="161" calcext:value-type="float">
            <text:p>16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www.mhlw.go.jp/stf/newpage_10130.html" xlink:type="simple">https://www.mhlw.go.jp/stf/newpage_10130.html</text:a>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20-03-11T12:00:00" calcext:value-type="date">
            <text:p>3月11日12時</text:p>
          </table:table-cell>
          <table:table-cell office:value-type="string" calcext:value-type="string">
            <text:p>チャーター便</text:p>
          </table:table-cell>
          <table:table-cell office:value-type="float" office:value="829" calcext:value-type="float">
            <text:p>829</text:p>
          </table:table-cell>
          <table:table-cell table:formula="of:=SUM([.E49:.G49])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<text:a xlink:href="https://www.mhlw.go.jp/stf/newpage_10130.html" xlink:type="simple">https://www.mhlw.go.jp/stf/newpage_10130.html</text:a>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20-03-12T12:00:00" calcext:value-type="date">
            <text:p>3月12日12時</text:p>
          </table:table-cell>
          <table:table-cell office:value-type="string" calcext:value-type="string">
            <text:p>国内事例</text:p>
          </table:table-cell>
          <table:table-cell office:value-type="float" office:value="9376" calcext:value-type="float">
            <text:p>9376</text:p>
          </table:table-cell>
          <table:table-cell table:formula="of:=SUM([.E50:.G50])" office:value-type="float" office:value="62" calcext:value-type="float">
            <text:p>62</text:p>
          </table:table-cell>
          <table:table-cell office:value-type="float" office:value="15" calcext:value-type="float">
            <text:p>15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93" calcext:value-type="float">
            <text:p>93</text:p>
          </table:table-cell>
          <table:table-cell office:value-type="float" office:value="229" calcext:value-type="float">
            <text:p>229</text:p>
          </table:table-cell>
          <table:table-cell office:value-type="float" office:value="29" calcext:value-type="float">
            <text:p>29</text:p>
          </table:table-cell>
          <table:table-cell office:value-type="float" office:value="166" calcext:value-type="float">
            <text:p>16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www.mhlw.go.jp/stf/newpage_10157.html" xlink:type="simple">https://www.mhlw.go.jp/stf/newpage_10157.html</text:a>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20-03-12T12:00:00" calcext:value-type="date">
            <text:p>3月12日12時</text:p>
          </table:table-cell>
          <table:table-cell office:value-type="string" calcext:value-type="string">
            <text:p>チャーター便</text:p>
          </table:table-cell>
          <table:table-cell office:value-type="float" office:value="829" calcext:value-type="float">
            <text:p>829</text:p>
          </table:table-cell>
          <table:table-cell table:formula="of:=SUM([.E51:.G51])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<text:a xlink:href="https://www.mhlw.go.jp/stf/newpage_10157.html" xlink:type="simple">https://www.mhlw.go.jp/stf/newpage_10157.html</text:a>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20-03-13T12:00:00" calcext:value-type="date">
            <text:p>3月13日12時</text:p>
          </table:table-cell>
          <table:table-cell office:value-type="string" calcext:value-type="string">
            <text:p>国内事例</text:p>
          </table:table-cell>
          <table:table-cell office:value-type="float" office:value="11231" calcext:value-type="float">
            <text:p>11231</text:p>
          </table:table-cell>
          <table:table-cell table:formula="of:=SUM([.E52:.G52])" office:value-type="float" office:value="68" calcext:value-type="float">
            <text:p>68</text:p>
          </table:table-cell>
          <table:table-cell office:value-type="float" office:value="16" calcext:value-type="float">
            <text:p>16</text:p>
          </table:table-cell>
          <table:table-cell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 office:value-type="float" office:value="104" calcext:value-type="float">
            <text:p>104</text:p>
          </table:table-cell>
          <table:table-cell office:value-type="float" office:value="268" calcext:value-type="float">
            <text:p>268</text:p>
          </table:table-cell>
          <table:table-cell office:value-type="float" office:value="32" calcext:value-type="float">
            <text:p>32</text:p>
          </table:table-cell>
          <table:table-cell office:value-type="float" office:value="158" calcext:value-type="float">
            <text:p>158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www.mhlw.go.jp/stf/newpage_10187.html" xlink:type="simple">https://www.mhlw.go.jp/stf/newpage_10187.html</text:a>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20-03-13T12:00:00" calcext:value-type="date">
            <text:p>3月13日12時</text:p>
          </table:table-cell>
          <table:table-cell office:value-type="string" calcext:value-type="string">
            <text:p>チャーター便</text:p>
          </table:table-cell>
          <table:table-cell office:value-type="float" office:value="829" calcext:value-type="float">
            <text:p>829</text:p>
          </table:table-cell>
          <table:table-cell table:formula="of:=SUM([.E53:.G53])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<text:a xlink:href="https://www.mhlw.go.jp/stf/newpage_10187.html" xlink:type="simple">https://www.mhlw.go.jp/stf/newpage_10187.html</text:a></text:p>
          </table:table-cell>
          <table:table-cell table:number-columns-repeated="1009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検査件数" table:style-name="ta1">
        <table:table-column table:style-name="co14" table:number-columns-repeated="2" table:default-cell-style-name="ce7"/>
        <table:table-column table:style-name="co15" table:default-cell-style-name="ce7"/>
        <table:table-column table:style-name="co11" table:default-cell-style-name="ce7"/>
        <table:table-column table:style-name="co16" table:default-cell-style-name="ce7"/>
        <table:table-column table:style-name="co13" table:number-columns-repeated="1019" table:default-cell-style-name="ce7"/>
        <table:table-row table:style-name="ro1">
          <table:table-cell office:value-type="string" calcext:value-type="string">
            <text:p>開始日</text:p>
          </table:table-cell>
          <table:table-cell office:value-type="string" calcext:value-type="string">
            <text:p>終了日</text:p>
          </table:table-cell>
          <table:table-cell office:value-type="string" calcext:value-type="string">
            <text:p>件数</text:p>
          </table:table-cell>
          <table:table-cell office:value-type="string" calcext:value-type="string">
            <text:p>URL</text:p>
          </table:table-cell>
          <table:table-cell table:number-columns-repeated="1020"/>
        </table:table-row>
        <table:table-row table:style-name="ro1">
          <table:table-cell table:style-name="ce8" office:value-type="date" office:date-value="2020-02-18" calcext:value-type="date">
            <text:p>2月18日</text:p>
          </table:table-cell>
          <table:table-cell table:style-name="ce8" office:value-type="date" office:date-value="2020-03-11" calcext:value-type="date">
            <text:p>3月11日</text:p>
          </table:table-cell>
          <table:table-cell office:value-type="float" office:value="25456" calcext:value-type="float">
            <text:p>25456</text:p>
          </table:table-cell>
          <table:table-cell office:value-type="string" calcext:value-type="string">
            <text:p><text:a xlink:href="https://www.mhlw.go.jp/stf/newpage_10187.html" xlink:type="simple">https://www.mhlw.go.jp/stf/newpage_10187.html</text:a></text:p>
          </table:table-cell>
          <table:table-cell table:number-columns-repeated="1020"/>
        </table:table-row>
        <table:table-row table:style-name="ro1">
          <table:table-cell table:style-name="ce8" office:value-type="date" office:date-value="2020-02-18" calcext:value-type="date">
            <text:p>2月18日</text:p>
          </table:table-cell>
          <table:table-cell table:style-name="ce8" office:value-type="date" office:date-value="2020-03-11" calcext:value-type="date">
            <text:p>3月11日</text:p>
          </table:table-cell>
          <table:table-cell office:value-type="float" office:value="24052" calcext:value-type="float">
            <text:p>24052</text:p>
          </table:table-cell>
          <table:table-cell office:value-type="string" calcext:value-type="string">
            <text:p><text:a xlink:href="https://www.mhlw.go.jp/stf/newpage_10157.html" xlink:type="simple">https://www.mhlw.go.jp/stf/newpage_10157.html</text:a></text:p>
          </table:table-cell>
          <table:table-cell table:number-columns-repeated="1020"/>
        </table:table-row>
        <table:table-row table:style-name="ro1">
          <table:table-cell table:style-name="ce8" office:value-type="date" office:date-value="2020-02-18" calcext:value-type="date">
            <text:p>2月18日</text:p>
          </table:table-cell>
          <table:table-cell table:style-name="ce8" office:value-type="date" office:date-value="2020-03-09" calcext:value-type="date">
            <text:p>3月9日</text:p>
          </table:table-cell>
          <table:table-cell office:value-type="float" office:value="22272" calcext:value-type="float">
            <text:p>22272</text:p>
          </table:table-cell>
          <table:table-cell office:value-type="string" calcext:value-type="string">
            <text:p><text:a xlink:href="https://www.mhlw.go.jp/stf/newpage_10130.html" xlink:type="simple">https://www.mhlw.go.jp/stf/newpage_10130.html</text:a></text:p>
          </table:table-cell>
          <table:table-cell table:number-columns-repeated="1020"/>
        </table:table-row>
        <table:table-row table:style-name="ro1">
          <table:table-cell table:style-name="ce8" office:value-type="date" office:date-value="2020-02-18" calcext:value-type="date">
            <text:p>2月18日</text:p>
          </table:table-cell>
          <table:table-cell table:style-name="ce8" office:value-type="date" office:date-value="2020-03-08" calcext:value-type="date">
            <text:p>3月8日</text:p>
          </table:table-cell>
          <table:table-cell office:value-type="float" office:value="21174" calcext:value-type="float">
            <text:p>21174</text:p>
          </table:table-cell>
          <table:table-cell office:value-type="string" calcext:value-type="string">
            <text:p><text:a xlink:href="https://www.mhlw.go.jp/stf/newpage_10094.html" xlink:type="simple">https://www.mhlw.go.jp/stf/newpage_10094.html</text:a></text:p>
          </table:table-cell>
          <table:table-cell table:number-columns-repeated="1020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クルーズ船" table:style-name="ta1">
        <table:table-column table:style-name="co1" table:default-cell-style-name="ce7"/>
        <table:table-column table:style-name="co4" table:default-cell-style-name="ce7"/>
        <table:table-column table:style-name="co3" table:default-cell-style-name="ce7"/>
        <table:table-column table:style-name="co4" table:default-cell-style-name="ce7"/>
        <table:table-column table:style-name="co17" table:number-columns-repeated="2" table:default-cell-style-name="ce7"/>
        <table:table-column table:style-name="co8" table:number-columns-repeated="3" table:default-cell-style-name="ce7"/>
        <table:table-column table:style-name="co11" table:default-cell-style-name="ce7"/>
        <table:table-column table:style-name="co18" table:default-cell-style-name="ce7"/>
        <table:table-column table:style-name="co13" table:number-columns-repeated="1013" table:default-cell-style-name="ce7"/>
        <table:table-row table:style-name="ro1">
          <table:table-cell office:value-type="string" calcext:value-type="string">
            <text:p>日付</text:p>
          </table:table-cell>
          <table:table-cell office:value-type="string" calcext:value-type="string">
            <text:p>総人数</text:p>
          </table:table-cell>
          <table:table-cell office:value-type="string" calcext:value-type="string">
            <text:p>陽性者数</text:p>
          </table:table-cell>
          <table:table-cell office:value-type="string" calcext:value-type="string">
            <text:p>無症状</text:p>
          </table:table-cell>
          <table:table-cell office:value-type="string" calcext:value-type="string">
            <text:p>退院総数</text:p>
          </table:table-cell>
          <table:table-cell office:value-type="string" calcext:value-type="string">
            <text:p>無症状/退院</text:p>
          </table:table-cell>
          <table:table-cell office:value-type="string" calcext:value-type="string">
            <text:p>退院</text:p>
          </table:table-cell>
          <table:table-cell office:value-type="string" calcext:value-type="string">
            <text:p>重症</text:p>
          </table:table-cell>
          <table:table-cell office:value-type="string" calcext:value-type="string">
            <text:p>死亡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備考</text:p>
          </table:table-cell>
          <table:table-cell table:number-columns-repeated="1013"/>
        </table:table-row>
        <table:table-row table:style-name="ro1">
          <table:table-cell table:style-name="ce2" office:value-type="date" office:date-value="2020-03-12T18:00:00" calcext:value-type="date">
            <text:p>3月12日18時</text:p>
          </table:table-cell>
          <table:table-cell office:value-type="float" office:value="3711" calcext:value-type="float">
            <text:p>3711</text:p>
          </table:table-cell>
          <table:table-cell office:value-type="float" office:value="697" calcext:value-type="float">
            <text:p>697</text:p>
          </table:table-cell>
          <table:table-cell office:value-type="float" office:value="328" calcext:value-type="float">
            <text:p>328</text:p>
          </table:table-cell>
          <table:table-cell office:value-type="float" office:value="390" calcext:value-type="float">
            <text:p>390</text:p>
          </table:table-cell>
          <table:table-cell office:value-type="float" office:value="215" calcext:value-type="float">
            <text:p>215</text:p>
          </table:table-cell>
          <table:table-cell office:value-type="float" office:value="175" calcext:value-type="float">
            <text:p>175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a xlink:href="https://www.mhlw.go.jp/stf/newpage_10187.html" xlink:type="simple">https://www.mhlw.go.jp/stf/newpage_10187.html</text:a></text:p>
          </table:table-cell>
          <table:table-cell table:number-columns-repeated="1014"/>
        </table:table-row>
        <table:table-row table:style-name="ro1">
          <table:table-cell table:style-name="ce2" office:value-type="date" office:date-value="2020-03-11T18:00:00" calcext:value-type="date">
            <text:p>3月11日18時</text:p>
          </table:table-cell>
          <table:table-cell office:value-type="float" office:value="3711" calcext:value-type="float">
            <text:p>3711</text:p>
          </table:table-cell>
          <table:table-cell office:value-type="float" office:value="697" calcext:value-type="float">
            <text:p>697</text:p>
          </table:table-cell>
          <table:table-cell office:value-type="float" office:value="328" calcext:value-type="float">
            <text:p>328</text:p>
          </table:table-cell>
          <table:table-cell office:value-type="float" office:value="388" calcext:value-type="float">
            <text:p>388</text:p>
          </table:table-cell>
          <table:table-cell office:value-type="float" office:value="215" calcext:value-type="float">
            <text:p>215</text:p>
          </table:table-cell>
          <table:table-cell office:value-type="float" office:value="173" calcext:value-type="float">
            <text:p>173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a xlink:href="https://www.mhlw.go.jp/stf/newpage_10157.html" xlink:type="simple">https://www.mhlw.go.jp/stf/newpage_10157.html</text:a></text:p>
          </table:table-cell>
          <table:table-cell table:number-columns-repeated="1014"/>
        </table:table-row>
        <table:table-row table:style-name="ro1">
          <table:table-cell table:style-name="ce2" office:value-type="date" office:date-value="2020-03-10T18:00:00" calcext:value-type="date">
            <text:p>3月10日18時</text:p>
          </table:table-cell>
          <table:table-cell office:value-type="float" office:value="3711" calcext:value-type="float">
            <text:p>3711</text:p>
          </table:table-cell>
          <table:table-cell office:value-type="float" office:value="696" calcext:value-type="float">
            <text:p>696</text:p>
          </table:table-cell>
          <table:table-cell office:value-type="float" office:value="327" calcext:value-type="float">
            <text:p>327</text:p>
          </table:table-cell>
          <table:table-cell office:value-type="float" office:value="357" calcext:value-type="float">
            <text:p>357</text:p>
          </table:table-cell>
          <table:table-cell office:value-type="float" office:value="209" calcext:value-type="float">
            <text:p>209</text:p>
          </table:table-cell>
          <table:table-cell office:value-type="float" office:value="116" calcext:value-type="float">
            <text:p>116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a xlink:href="https://www.mhlw.go.jp/stf/newpage_10130.html" xlink:type="simple">https://www.mhlw.go.jp/stf/newpage_10130.html</text:a></text:p>
          </table:table-cell>
          <table:table-cell office:value-type="string" calcext:value-type="string">
            <text:p>退院等している者の数が数表と注釈で異なっている（注釈は前日データ？）</text:p>
          </table:table-cell>
          <table:table-cell table:number-columns-repeated="1013"/>
        </table:table-row>
        <table:table-row table:style-name="ro1">
          <table:table-cell table:style-name="ce2" office:value-type="date" office:date-value="2020-03-09T18:00:00" calcext:value-type="date">
            <text:p>3月9日18時</text:p>
          </table:table-cell>
          <table:table-cell office:value-type="float" office:value="3711" calcext:value-type="float">
            <text:p>3711</text:p>
          </table:table-cell>
          <table:table-cell office:value-type="float" office:value="696" calcext:value-type="float">
            <text:p>696</text:p>
          </table:table-cell>
          <table:table-cell office:value-type="float" office:value="328" calcext:value-type="float">
            <text:p>328</text:p>
          </table:table-cell>
          <table:table-cell office:value-type="float" office:value="325" calcext:value-type="float">
            <text:p>325</text:p>
          </table:table-cell>
          <table:table-cell office:value-type="float" office:value="209" calcext:value-type="float">
            <text:p>209</text:p>
          </table:table-cell>
          <table:table-cell office:value-type="float" office:value="116" calcext:value-type="float">
            <text:p>116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a xlink:href="https://www.mhlw.go.jp/stf/newpage_10094.html" xlink:type="simple">https://www.mhlw.go.jp/stf/newpage_10094.html</text:a></text:p>
          </table:table-cell>
          <table:table-cell table:number-columns-repeated="1014"/>
        </table:table-row>
        <table:table-row table:style-name="ro1">
          <table:table-cell table:style-name="ce2" office:value-type="date" office:date-value="2020-03-08T18:00:00" calcext:value-type="date">
            <text:p>3月8日18時</text:p>
          </table:table-cell>
          <table:table-cell office:value-type="float" office:value="3711" calcext:value-type="float">
            <text:p>3711</text:p>
          </table:table-cell>
          <table:table-cell office:value-type="float" office:value="696" calcext:value-type="float">
            <text:p>696</text:p>
          </table:table-cell>
          <table:table-cell office:value-type="float" office:value="410" calcext:value-type="float">
            <text:p>410</text:p>
          </table:table-cell>
          <table:table-cell office:value-type="float" office:value="245" calcext:value-type="float">
            <text:p>245</text:p>
          </table:table-cell>
          <table:table-cell office:value-type="float" office:value="163" calcext:value-type="float">
            <text:p>163</text:p>
          </table:table-cell>
          <table:table-cell office:value-type="float" office:value="82" calcext:value-type="float">
            <text:p>82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a xlink:href="https://www.mhlw.go.jp/stf/newpage_10062.html" xlink:type="simple">https://www.mhlw.go.jp/stf/newpage_10062.html</text:a></text:p>
          </table:table-cell>
          <table:table-cell table:number-columns-repeated="1014"/>
        </table:table-row>
        <table:table-row table:style-name="ro1">
          <table:table-cell table:style-name="ce2" office:value-type="date" office:date-value="2020-03-08T12:00:00" calcext:value-type="date">
            <text:p>3月8日12時</text:p>
          </table:table-cell>
          <table:table-cell office:value-type="float" office:value="3711" calcext:value-type="float">
            <text:p>3711</text:p>
          </table:table-cell>
          <table:table-cell office:value-type="float" office:value="696" calcext:value-type="float">
            <text:p>696</text:p>
          </table:table-cell>
          <table:table-cell office:value-type="float" office:value="410" calcext:value-type="float">
            <text:p>410</text:p>
          </table:table-cell>
          <table:table-cell office:value-type="float" office:value="245" calcext:value-type="float">
            <text:p>245</text:p>
          </table:table-cell>
          <table:table-cell office:value-type="float" office:value="163" calcext:value-type="float">
            <text:p>163</text:p>
          </table:table-cell>
          <table:table-cell office:value-type="float" office:value="82" calcext:value-type="float">
            <text:p>82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a xlink:href="https://www.mhlw.go.jp/stf/newpage_10032.html" xlink:type="simple">https://www.mhlw.go.jp/stf/newpage_10032.html</text:a></text:p>
          </table:table-cell>
          <table:table-cell table:number-columns-repeated="1014"/>
        </table:table-row>
        <table:table-row table:style-name="ro1">
          <table:table-cell table:style-name="ce2" office:value-type="date" office:date-value="2020-03-07T12:00:00" calcext:value-type="date">
            <text:p>3月7日12時</text:p>
          </table:table-cell>
          <table:table-cell office:value-type="float" office:value="3711" calcext:value-type="float">
            <text:p>3711</text:p>
          </table:table-cell>
          <table:table-cell office:value-type="float" office:value="696" calcext:value-type="float">
            <text:p>696</text:p>
          </table:table-cell>
          <table:table-cell office:value-type="float" office:value="410" calcext:value-type="float">
            <text:p>410</text:p>
          </table:table-cell>
          <table:table-cell office:value-type="float" office:value="245" calcext:value-type="float">
            <text:p>245</text:p>
          </table:table-cell>
          <table:table-cell office:value-type="float" office:value="163" calcext:value-type="float">
            <text:p>163</text:p>
          </table:table-cell>
          <table:table-cell office:value-type="float" office:value="82" calcext:value-type="float">
            <text:p>82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a xlink:href="https://www.mhlw.go.jp/stf/newpage_10028.html" xlink:type="simple">https://www.mhlw.go.jp/stf/newpage_10028.html</text:a></text:p>
          </table:table-cell>
          <table:table-cell table:number-columns-repeated="1014"/>
        </table:table-row>
        <table:table-row table:style-name="ro1">
          <table:table-cell table:style-name="ce2" office:value-type="date" office:date-value="2020-03-05T18:00:00" calcext:value-type="date">
            <text:p>3月5日18時</text:p>
          </table:table-cell>
          <table:table-cell office:value-type="float" office:value="3711" calcext:value-type="float">
            <text:p>3711</text:p>
          </table:table-cell>
          <table:table-cell office:value-type="float" office:value="696" calcext:value-type="float">
            <text:p>696</text:p>
          </table:table-cell>
          <table:table-cell office:value-type="float" office:value="410" calcext:value-type="float">
            <text:p>410</text:p>
          </table:table-cell>
          <table:table-cell office:value-type="float" office:value="242" calcext:value-type="float">
            <text:p>242</text:p>
          </table:table-cell>
          <table:table-cell office:value-type="float" office:value="160" calcext:value-type="float">
            <text:p>160</text:p>
          </table:table-cell>
          <table:table-cell office:value-type="float" office:value="82" calcext:value-type="float">
            <text:p>82</text:p>
          </table:table-cell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a xlink:href="https://www.mhlw.go.jp/stf/newpage_10022.html" xlink:type="simple">https://www.mhlw.go.jp/stf/newpage_10022.html</text:a></text:p>
          </table:table-cell>
          <table:table-cell table:number-columns-repeated="1014"/>
        </table:table-row>
        <table:table-row table:style-name="ro1">
          <table:table-cell table:style-name="ce2" office:value-type="date" office:date-value="2020-03-04T18:00:00" calcext:value-type="date">
            <text:p>3月4日18時</text:p>
          </table:table-cell>
          <table:table-cell office:value-type="float" office:value="3711" calcext:value-type="float">
            <text:p>3711</text:p>
          </table:table-cell>
          <table:table-cell office:value-type="float" office:value="706" calcext:value-type="float">
            <text:p>706</text:p>
          </table:table-cell>
          <table:table-cell office:value-type="float" office:value="392" calcext:value-type="float">
            <text:p>392</text:p>
          </table:table-cell>
          <table:table-cell office:value-type="float" office:value="199" calcext:value-type="float">
            <text:p>199</text:p>
          </table:table-cell>
          <table:table-cell office:value-type="float" office:value="121" calcext:value-type="float">
            <text:p>121</text:p>
          </table:table-cell>
          <table:table-cell office:value-type="float" office:value="78" calcext:value-type="float">
            <text:p>78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a xlink:href="https://www.mhlw.go.jp/stf/newpage_09993.html" xlink:type="simple">https://www.mhlw.go.jp/stf/newpage_09993.html</text:a></text:p>
          </table:table-cell>
          <table:table-cell office:value-type="string" calcext:value-type="string">
            <text:p>時刻不明。陽性者数と無症状者数には「延べ」と記載されている。</text:p>
          </table:table-cell>
          <table:table-cell table:number-columns-repeated="1013"/>
        </table:table-row>
        <table:table-row table:style-name="ro1">
          <table:table-cell table:style-name="ce2" office:value-type="date" office:date-value="2020-03-03T18:00:00" calcext:value-type="date">
            <text:p>3月3日18時</text:p>
          </table:table-cell>
          <table:table-cell office:value-type="float" office:value="3711" calcext:value-type="float">
            <text:p>3711</text:p>
          </table:table-cell>
          <table:table-cell office:value-type="float" office:value="706" calcext:value-type="float">
            <text:p>706</text:p>
          </table:table-cell>
          <table:table-cell office:value-type="float" office:value="392" calcext:value-type="float">
            <text:p>392</text:p>
          </table:table-cell>
          <table:table-cell office:value-type="float" office:value="181" calcext:value-type="float">
            <text:p>181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a xlink:href="https://www.mhlw.go.jp/stf/newpage_09964.html" xlink:type="simple">https://www.mhlw.go.jp/stf/newpage_09964.html</text:a></text:p>
          </table:table-cell>
          <table:table-cell office:value-type="string" calcext:value-type="string">
            <text:p>時刻不明。陽性者数と無症状者数には「延べ」と記載されている。</text:p>
          </table:table-cell>
          <table:table-cell table:number-columns-repeated="1013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国内の状況.A1:国内の状況.P49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iragino Sans" svg:font-family="'Hiragino Sans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Hiragino Mincho ProN" svg:font-family="'Hiragino Mincho ProN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Hiragino Mincho ProN" style:language-asian="ja" style:country-asian="JP" style:font-name-complex="Arial Unicode MS" style:language-complex="hi" style:country-complex="IN"/>
    </style:default-style>
    <number:number-style style:name="N0">
      <number:number number:min-integer-digits="1"/>
    </number:number-style>
    <number:date-style style:name="N111">
      <number:month/>
      <number:text>月</number:text>
      <number:day/>
      <number:text>日</number:text>
      <number:hours/>
      <number:text>時</number:text>
    </number:date-style>
    <number:date-style style:name="N112">
      <number:month/>
      <number:text>月</number:text>
      <number:day/>
      <number:text>日</number:text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3">0000/00/00</text:date>, <text:time style:data-style-name="N2" text:time-value="19:28:33.19739678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3T12:20:20.420457235</meta:creation-date>
    <dc:date>2020-03-13T19:34:01.968855492</dc:date>
    <meta:editing-duration>PT2H6M25S</meta:editing-duration>
    <meta:editing-cycles>103</meta:editing-cycles>
    <meta:generator>LibreOffice/6.2.8.2$MacOSX_X86_64 LibreOffice_project/f82ddfca21ebc1e222a662a32b25c0c9d20169ee</meta:generator>
    <meta:document-statistic meta:table-count="3" meta:cell-count="835" meta:object-count="0"/>
    <meta:user-defined meta:name=""/>
  </office:meta>
</office:document-meta>
</file>